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372.25pt"/>
    </style:style>
    <style:style style:name="co17" style:family="table-column">
      <style:table-column-properties fo:break-before="auto" style:column-width="207.21pt"/>
    </style:style>
    <style:style style:name="co18" style:family="table-column">
      <style:table-column-properties fo:break-before="auto" style:column-width="751.66pt"/>
    </style:style>
    <style:style style:name="co19" style:family="table-column">
      <style:table-column-properties fo:break-before="auto" style:column-width="116.65pt"/>
    </style:style>
    <style:style style:name="co20" style:family="table-column">
      <style:table-column-properties fo:break-before="auto" style:column-width="80.16pt"/>
    </style:style>
    <style:style style:name="co21" style:family="table-column">
      <style:table-column-properties fo:break-before="auto" style:column-width="150.01pt"/>
    </style:style>
    <style:style style:name="co22" style:family="table-column">
      <style:table-column-properties fo:break-before="auto" style:column-width="100.74pt"/>
    </style:style>
    <style:style style:name="co23" style:family="table-column">
      <style:table-column-properties fo:break-before="auto" style:column-width="144.45pt"/>
    </style:style>
    <style:style style:name="co24" style:family="table-column">
      <style:table-column-properties fo:break-before="auto" style:column-width="508.76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47.66pt"/>
    </style:style>
    <style:style style:name="co27" style:family="table-column">
      <style:table-column-properties fo:break-before="auto" style:column-width="443.71pt"/>
    </style:style>
    <style:style style:name="co28" style:family="table-column">
      <style:table-column-properties fo:break-before="auto" style:column-width="1173.06pt"/>
    </style:style>
    <style:style style:name="co29" style:family="table-column">
      <style:table-column-properties fo:break-before="auto" style:column-width="102.39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15.91pt"/>
    </style:style>
    <style:style style:name="co32" style:family="table-column">
      <style:table-column-properties fo:break-before="auto" style:column-width="70.61pt"/>
    </style:style>
    <style:style style:name="co33" style:family="table-column">
      <style:table-column-properties fo:break-before="auto" style:column-width="160.36pt"/>
    </style:style>
    <style:style style:name="co34" style:family="table-column">
      <style:table-column-properties fo:break-before="auto" style:column-width="749.31pt"/>
    </style:style>
    <style:style style:name="co35" style:family="table-column">
      <style:table-column-properties fo:break-before="auto" style:column-width="60.35pt"/>
    </style:style>
    <style:style style:name="co36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Kuuube's Wacom Tablet Mastersheet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20" table:number-rows-spanned="1">
            <text:p>Tablets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7-24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7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7-24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7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7-24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7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7-24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7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7-24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7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7-24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7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7-24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7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7-24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7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72.49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7-24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7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7-24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7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02.51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7-24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7-24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32.5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7-24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7-24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262.49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7-24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7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7-24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7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7-24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7-24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7-24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7-24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352.49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7-24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367.51pt" draw:caption-point-x="-11.54pt" draw:caption-point-y="-22.25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7-24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7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7-24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7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7-24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7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7-24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7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7-24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7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7-24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7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7-24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7-24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7-24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7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7-24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7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7-24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7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7-24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7-24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7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7-24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7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7-24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7-24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7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7-24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7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7-24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7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7-24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7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7-24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7-24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7-24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7-24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7-24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7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7-24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7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7-24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7-24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7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7-24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7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7-24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7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7-24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7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7-24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7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7-24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7-24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7-24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7-24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7-24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7-24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7-24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7-24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7-24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7-24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7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7-24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7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7-24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7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7-24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072.49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7-24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087.51pt" draw:caption-point-x="-11.54pt" draw:caption-point-y="-22.25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7-24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02.51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7-24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17.5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7-24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32.5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7-24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47.49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7-24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62.49pt" draw:caption-point-x="-11.54pt" draw:caption-point-y="-22.22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7-24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77.51pt" draw:caption-point-x="-11.54pt" draw:caption-point-y="-22.25pt">
              <dc:date>2025-07-24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7-24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7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7-24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7-24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7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7-24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7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7-24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7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7-24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7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7-24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7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7-24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7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7-24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7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7-24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7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7-24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7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7-24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7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7-24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7-24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7-24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7-24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7-24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7-24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7-24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7-24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7-24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7-24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7-24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7-24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7-24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7-24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7-24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7-24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7-24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7-24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7-24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7-24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7-24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7-24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7-24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7-24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7-24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7-24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7-24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7-24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7-24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7-24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7-24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7-24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7-24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7-24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7-24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7-24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7-24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7-24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7-24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7-24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7-24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7-24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7-24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7-24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7-24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7-24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7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4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7-24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7-24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7-24T00:00:00</dc:date>
              <text:p text:style-name="P1">(Hi-Uni Digital Mitsubishi Pencil)</text:p>
            </office:annotation>
            <text:p>CP-20206BZ</text:p>
          </table:table-cell>
          <table:table-cell table:style-name="ce8" office:value-type="string" calcext:value-type="string">
            <text:p>4.8g</text:p>
          </table:table-cell>
          <table:table-cell table:style-name="ce8" office:value-type="string" calcext:value-type="string">
            <text:p>140 x 7.7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/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97.51pt" draw:caption-point-x="-11.54pt" draw:caption-point-y="-22.25pt">
              <dc:date>2025-07-24T00:00:00</dc:date>
              <text:p text:style-name="P1">(Dr. Grip Digital for Wacom ブラック)</text:p>
              <text:p text:style-name="P1">(Dr. Grip Digital for Wacom Black)</text:p>
            </office:annotation>
            <text:p>CP-202A02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112.51pt" draw:caption-point-x="-11.54pt" draw:caption-point-y="-22.22pt">
              <dc:date>2025-07-24T00:00:00</dc:date>
              <text:p text:style-name="P1">(Dr. Grip Digital for Wacom アクアブルー)</text:p>
              <text:p text:style-name="P1">(Dr. Grip Digital for Wacom Blue)</text:p>
            </office:annotation>
            <text:p>CP-202A01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7-24T00:00:00</dc:date>
              <text:p text:style-name="P1">(LAMY AL-Star black EMR Pen)</text:p>
            </office:annotation>
            <text:p>L471-2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139 x 1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7-24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7-24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7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87.51pt" draw:caption-point-x="-11.54pt" draw:caption-point-y="-22.25pt">
              <dc:date>2025-07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02.51pt" draw:caption-point-x="-11.54pt" draw:caption-point-y="-22.22pt">
              <dc:date>2025-07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7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7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7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7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7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7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82.51pt" draw:caption-point-x="-11.54pt" draw:caption-point-y="-22.22pt">
              <dc:date>2025-07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7-24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7-24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42.49pt" draw:caption-point-x="-11.54pt" draw:caption-point-y="-22.22pt">
              <dc:date>2025-07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7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7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02.5pt" draw:caption-point-x="-11.54pt" draw:caption-point-y="-22.22pt">
              <dc:date>2025-07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7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32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47.51pt" draw:caption-point-x="-11.54pt" draw:caption-point-y="-22.25pt">
              <dc:date>2025-07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47.51pt" draw:caption-point-x="-11.54pt" draw:caption-point-y="-22.25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7-24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7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7-24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7-24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7-24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7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7-24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7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7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7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7-24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7-24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7-24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7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7-24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7-24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07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7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7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7-24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7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7-24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7-24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7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7-24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7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7-24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7-24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7-24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7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7-24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7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7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07-24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7-24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7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07-24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7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7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07-24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7-24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7-24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7-24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7-24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7-24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7-24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7-24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77.51pt" draw:caption-point-x="-11.54pt" draw:caption-point-y="-22.25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7-24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92.51pt" draw:caption-point-x="-11.54pt" draw:caption-point-y="-22.22pt">
              <dc:date>2025-07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7-24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7-24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7-24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07-24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67.51pt" draw:caption-point-x="-11.54pt" draw:caption-point-y="-22.25pt">
              <dc:date>2025-07-24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82.51pt" draw:caption-point-x="-11.54pt" draw:caption-point-y="-22.22pt">
              <dc:date>2025-07-24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0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7-24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7-24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7-24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7-24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7-24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7-24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7-24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7-24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7-24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7-24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7-24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7-24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7-24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7-24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7-24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7-24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7-24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7-24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7-24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7-24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5" table:number-columns-repeated="11" table:default-cell-style-name="Default"/>
        <table:table-column table:style-name="co20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6" table:default-cell-style-name="Default"/>
        <table:table-column table:style-name="co20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support.wacom.com/hc/ja/articles/5444635267479-Hi-uni-DIGITAL-for-Wacom%E3%81%A8Wacom-One-Pen%E3%81%AE%E9%81%95%E3%81%84%E3%81%AB%E3%81%A4%E3%81%84%E3%81%A6" xlink:type="simple">https://support.wacom.com/hc/ja/articles/5444635267479-Hi-uni-DIGITAL-for-Wacom%E3%81%A8Wacom-One-Pen%E3%81%AE%E9%81%95%E3%81%84%E3%81%AB%E3%81%A4%E3%81%84%E3%81%A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654" meta:object-count="0"/>
    <meta:generator>LibreOfficeDev/6.0.5.2$Linux_X86_64 LibreOffice_project/</meta:generator>
  </office:meta>
</office:document-meta>
</file>